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kbd_touchpad_to_usb_hid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Default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.000MHz/SMD5x3.2/12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Q5x3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EGA16U4-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QFP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EXCON-0.5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EXCON-0.5-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FLEXCON-0.5-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EX-CONN-KBD-TERES-24x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LEX-CONN-KBD-TERES-24x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2,C3,C4,C5,C8,C9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6,C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n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10,C11,C12,C13,C14,C15,C16,C17,C18,C19,C20,C21,C22,C23,C24,C25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6,C27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.n.p.(HR2x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CSP0</text:p>
          </table:table-cell>
          <table:table-cell table:style-name="ce2" office:value-type="string" calcext:value-type="string">
            <text:p>HN2x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B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.n.p.(10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,R3,R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4,R5,R6,R7,R9,R1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x1.5K_RA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P1,RP2</text:p>
          </table:table-cell>
          <table:table-cell table:style-name="ce2" office:value-type="string" calcext:value-type="string">
            <text:p>R_MATRIX_4_KICA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08:40:25.524280232</dc:date>
    <meta:editing-duration>PT9M9S</meta:editing-duration>
    <meta:editing-cycles>2</meta:editing-cycles>
    <meta:generator>LibreOffice/5.1.3.2$Linux_X86_64 LibreOffice_project/10m0$Build-2</meta:generator>
    <meta:print-date>2016-06-16T08:36:19.866634969</meta:print-date>
    <meta:document-statistic meta:table-count="1" meta:cell-count="68" meta:object-count="0"/>
  </office:meta>
</office:document-meta>
</file>